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formulario-egreso</text:span> {</text:p>
      <text:p text:style-name="P2">  <text:span text:style-name="T2">background-color</text:span><text:span text:style-name="T3">: </text:span><text:span text:style-name="T4">#f4f4f4</text:span><text:span text:style-name="T3">;</text:span></text:p>
      <text:p text:style-name="P2">  <text:span text:style-name="T2">padding</text:span><text:span text:style-name="T3">: </text:span><text:span text:style-name="T5">20px</text:span><text:span text:style-name="T3">;</text:span></text:p>
      <text:p text:style-name="P2">  <text:span text:style-name="T2">max-width</text:span><text:span text:style-name="T3">: </text:span><text:span text:style-name="T5">400px</text:span><text:span text:style-name="T3">;</text:span></text:p>
      <text:p text:style-name="P2">  <text:span text:style-name="T2">margin</text:span><text:span text:style-name="T3">: </text:span><text:span text:style-name="T5">20px</text:span><text:span text:style-name="T3"> </text:span><text:span text:style-name="T4">auto</text:span><text:span text:style-name="T3">;</text:span></text:p>
      <text:p text:style-name="P2">  <text:span text:style-name="T2">border-radius</text:span><text:span text:style-name="T3">: </text:span><text:span text:style-name="T5">10px</text:span><text:span text:style-name="T3">;</text:span></text:p>
      <text:p text:style-name="P2">  <text:span text:style-name="T2">box-shadow</text:span><text:span text:style-name="T3">: </text:span><text:span text:style-name="T5">0</text:span><text:span text:style-name="T3"> </text:span><text:span text:style-name="T5">0</text:span><text:span text:style-name="T3"> </text:span><text:span text:style-name="T5">8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1">}</text:p>
      <text:p text:style-name="P3"/>
      <text:p text:style-name="P1"><text:span text:style-name="T1">.formulario-egreso</text:span> <text:span text:style-name="T1">h2</text:span> {</text:p>
      <text:p text:style-name="P2">  <text:span text:style-name="T2">margin-bottom</text:span><text:span text:style-name="T3">: </text:span><text:span text:style-name="T5">15px</text:span><text:span text:style-name="T3">;</text:span></text:p>
      <text:p text:style-name="P2">  <text:span text:style-name="T2">text-align</text:span><text:span text:style-name="T3">: </text:span><text:span text:style-name="T4">center</text:span><text:span text:style-name="T3">;</text:span></text:p>
      <text:p text:style-name="P2">  <text:span text:style-name="T2">color</text:span><text:span text:style-name="T3">: </text:span><text:span text:style-name="T4">#000000</text:span><text:span text:style-name="T3">; </text:span><text:span text:style-name="T7">/* Título negro */</text:span></text:p>
      <text:p text:style-name="P1">}</text:p>
      <text:p text:style-name="P3"/>
      <text:p text:style-name="P1"><text:span text:style-name="T1">.formulario-egreso</text:span> <text:span text:style-name="T1">label</text:span> {</text:p>
      <text:p text:style-name="P2">  <text:span text:style-name="T2">display</text:span><text:span text:style-name="T3">: </text:span><text:span text:style-name="T4">block</text:span><text:span text:style-name="T3">;</text:span></text:p>
      <text:p text:style-name="P2">  <text:span text:style-name="T2">margin-top</text:span><text:span text:style-name="T3">: </text:span><text:span text:style-name="T5">10px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1">}</text:p>
      <text:p text:style-name="P3"/>
      <text:p text:style-name="P1"><text:span text:style-name="T1">.formulario-egreso</text:span> <text:span text:style-name="T1">input</text:span> {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padding</text:span><text:span text:style-name="T3">: </text:span><text:span text:style-name="T5">8px</text:span><text:span text:style-name="T3">;</text:span></text:p>
      <text:p text:style-name="P2">  <text:span text:style-name="T2">margin-top</text:span><text:span text:style-name="T3">: </text:span><text:span text:style-name="T5">5px</text:span><text:span text:style-name="T3">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2">  <text:span text:style-name="T2">border-radius</text:span><text:span text:style-name="T3">: </text:span><text:span text:style-name="T5">5px</text:span><text:span text:style-name="T3">;</text:span></text:p>
      <text:p text:style-name="P1">}</text:p>
      <text:p text:style-name="P3"/>
      <text:p text:style-name="P1"><text:span text:style-name="T1">.formulario-egreso</text:span> <text:span text:style-name="T1">button</text:span> {</text:p>
      <text:p text:style-name="P2">  <text:span text:style-name="T2">margin-top</text:span><text:span text:style-name="T3">: </text:span><text:span text:style-name="T5">15px</text:span><text:span text:style-name="T3">;</text:span>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background-color</text:span><text:span text:style-name="T3">: </text:span><text:span text:style-name="T4">#0088fe</text:span><text:span text:style-name="T3">; </text:span><text:span text:style-name="T7">/* Celeste */</text:span></text:p>
      <text:p text:style-name="P2">  <text:span text:style-name="T2">color</text:span><text:span text:style-name="T3">: </text:span><text:span text:style-name="T4">white</text:span><text:span text:style-name="T3">;</text:span></text:p>
      <text:p text:style-name="P2">  <text:span text:style-name="T2">padding</text:span><text:span text:style-name="T3">: </text:span><text:span text:style-name="T5">10px</text:span><text:span text:style-name="T3">;</text:span></text:p>
      <text:p text:style-name="P2">  <text:span text:style-name="T2">border</text:span><text:span text:style-name="T3">: </text:span><text:span text:style-name="T4">none</text:span><text:span text:style-name="T3">;</text:span></text:p>
      <text:p text:style-name="P2">  <text:span text:style-name="T2">border-radius</text:span><text:span text:style-name="T3">: </text:span><text:span text:style-name="T5">5px</text:span><text:span text:style-name="T3">;</text:span></text:p>
      <text:p text:style-name="P2">  <text:span text:style-name="T2">cursor</text:span><text:span text:style-name="T3">: </text:span><text:span text:style-name="T4">pointer</text:span><text:span text:style-name="T3">;</text:span></text:p>
      <text:p text:style-name="P1">}</text:p>
      <text:p text:style-name="P3"/>
      <text:p text:style-name="P1"><text:span text:style-name="T1">.formulario-egreso</text:span> <text:span text:style-name="T1">button:hover</text:span> {</text:p>
      <text:p text:style-name="P2">  <text:span text:style-name="T2">background-color</text:span><text:span text:style-name="T3">: </text:span><text:span text:style-name="T4">#006fcb</text:span><text:span text:style-name="T3">; </text:span><text:span text:style-name="T7">/* Celeste más oscuro */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0:06:33.950773500</meta:creation-date>
    <dc:date>2025-09-02T00:06:41.592443300</dc:date>
    <meta:editing-duration>PT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8" meta:word-count="96" meta:character-count="748" meta:non-whitespace-character-count="638"/>
  </office:meta>
</office:document-meta>
</file>